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auto_24165f27" style:family="table-cell" style:parent-style-name="Default">
      <style:table-cell-properties fo:background-color="#e0f7fa" fo:padding="0.2cm" fo:border="0.06pt solid #006064" fo:padding-left="0.3cm" fo:padding-right="0.3cm"/>
    </style:style>
    <style:style style:name="auto_44d47092" style:family="table-cell" style:parent-style-name="Default">
      <style:table-cell-properties fo:background-color="#ffe0b2" fo:border-left="0.1pt solid #ff6f00" fo:border-bottom="0.1pt solid #ff6f00"/>
    </style:style>
    <style:style style:name="auto_1287eee3" style:family="table-cell" style:parent-style-name="Default">
      <style:table-cell-properties fo:padding-top="0.1cm" fo:padding-bottom="0.1cm"/>
    </style:style>
    <style:style style:name="auto_f1d2d484" style:family="table-cell" style:parent-style-name="Default">
      <style:table-cell-properties fo:border-top="0.1pt dashed #d32f2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_1">
        <table:table-column table:number-columns-repeated="2"/>
        <table:table-row>
          <table:table-cell table:style-name="auto_24165f27">
            <text:p text:style-name="CenterPara">Centered Text</text:p>
          </table:table-cell>
          <table:table-cell table:style-name="auto_44d47092">
            <text:p text:style-name="RightPara">Right Text and colores</text:p>
          </table:table-cell>
        </table:table-row>
        <table:table-row>
          <table:table-cell table:style-name="auto_1287eee3">
            <text:p text:style-name="Standard">Bottom left cell</text:p>
          </table:table-cell>
          <table:table-cell table:style-name="auto_f1d2d484">
            <text:p text:style-name="Standard">Bottom right cell</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Heading 1" style:family="paragraph" style:parent-style-name="Standard">
      <style:text-properties fo:font-weight="bold"/>
      <style:paragraph-properties fo:margin-top="0.5cm" fo:margin-bottom="0.3cm"/>
    </style:style>
    <style:style style:name="Heading 2" style:family="paragraph" style:parent-style-name="Standard">
      <style:text-properties fo:font-weight="bold"/>
      <style:paragraph-properties fo:margin-top="0.5cm" fo:margin-bottom="0.3cm"/>
    </style:style>
    <style:style style:name="Heading 3" style:family="paragraph" style:parent-style-name="Standard">
      <style:text-properties fo:font-weight="bold"/>
      <style:paragraph-properties fo:margin-top="0.5cm" fo:margin-bottom="0.3cm"/>
    </style:style>
    <style:style style:name="Heading 4" style:family="paragraph" style:parent-style-name="Standard">
      <style:text-properties fo:font-weight="bold"/>
      <style:paragraph-properties fo:margin-top="0.5cm" fo:margin-bottom="0.3cm"/>
    </style:style>
    <style:style style:name="Heading 5" style:family="paragraph" style:parent-style-name="Standard">
      <style:text-properties fo:font-weight="bold"/>
      <style:paragraph-properties fo:margin-top="0.5cm" fo:margin-bottom="0.3cm"/>
    </style:style>
    <style:style style:name="Heading 6" style:family="paragraph" style:parent-style-name="Standard">
      <style:text-properties fo:font-weight="bold"/>
      <style:paragraph-properties fo:margin-top="0.5cm" fo:margin-bottom="0.3cm"/>
    </style:style>
    <style:style style:name="CenterPara" style:family="paragraph" style:parent-style-name="Standard" style:class="text">
      <style:paragraph-properties fo:text-align="center"/>
    </style:style>
    <style:style style:name="LeftPara" style:family="paragraph" style:parent-style-name="Standard" style:class="text">
      <style:paragraph-properties fo:text-align="left"/>
    </style:style>
    <style:style style:name="RightPara" style:family="paragraph" style:parent-style-name="Standard" style:class="text">
      <style:paragraph-properties fo:text-align="right"/>
    </style:style>
    <style:style style:name="CenterPara" style:family="paragraph" style:parent-style-name="Standard" style:class="text">
      <style:paragraph-properties fo:text-align="center"/>
    </style:style>
    <style:style style:name="RightPara" style:family="paragraph" style:parent-style-name="Standard" style:class="text">
      <style:paragraph-properties fo:text-align="right"/>
    </style:style>
    <style:style style:name="LeftPara" style:family="paragraph" style:parent-style-name="Standard" style:class="text">
      <style:paragraph-properties fo:text-align="left"/>
    </style:style>
    <style:style style:name="auto_24165f27" style:family="text" style:parent-style-name="Standard">
      <style:text-properties/>
    </style:style>
    <style:style style:name="auto_44d47092" style:family="text" style:parent-style-name="Standard">
      <style:text-properties/>
    </style:style>
    <style:style style:name="auto_1287eee3" style:family="text" style:parent-style-name="Standard">
      <style:text-properties/>
    </style:style>
    <style:style style:name="auto_f1d2d484" style:family="text" style:parent-style-name="Standard">
      <style:text-properties/>
    </style:style>
    <office:font-face-decls/>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auto_24165f27" style:family="table-cell" style:parent-style-name="Default">
      <style:table-cell-properties fo:background-color="#e0f7fa" fo:padding="0.2cm" fo:border="0.06pt solid #006064" fo:padding-left="0.3cm" fo:padding-right="0.3cm"/>
    </style:style>
    <style:style style:name="auto_44d47092" style:family="table-cell" style:parent-style-name="Default">
      <style:table-cell-properties fo:background-color="#ffe0b2" fo:border-left="0.1pt solid #ff6f00" fo:border-bottom="0.1pt solid #ff6f00"/>
    </style:style>
    <style:style style:name="auto_1287eee3" style:family="table-cell" style:parent-style-name="Default">
      <style:table-cell-properties fo:padding-top="0.1cm" fo:padding-bottom="0.1cm"/>
    </style:style>
    <style:style style:name="auto_f1d2d484" style:family="table-cell" style:parent-style-name="Default">
      <style:table-cell-properties fo:border-top="0.1pt dashed #d32f2f"/>
    </style:style>
  </office:automatic-styles>
  <office:master-styles>
    <style:master-page style:name="Standard" style:page-layout-name="Mpm1" draw:style-name="Mdp1"/>
  </office:master-styles>
  <text:list-style style:name="Bullet_20_Symbol">
    <text:list-level-style-bullet text:level="1" text:bullet-char="•">
      <style:list-level-properties text:space-before="0.5cm" text:min-label-width="0.5cm"/>
    </text:list-level-style-bullet>
  </text:list-style>
  <text:list-style style:name="Numbering_20_Symbol">
    <text:list-level-style-number text:level="1" style:num-format="1" style:num-suffix="." style:num-prefix="">
      <style:list-level-properties text:space-before="0.5cm" text:min-label-width="0.5cm"/>
    </text:list-level-style-number>
  </text:list-style>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3T18:57:09.877274787</meta:creation-date>
    <dc:date>2025-05-01T09:41:35.375505958</dc:date>
    <meta:editing-duration>PT37M44S</meta:editing-duration>
    <meta:editing-cycles>4</meta:editing-cycles>
    <meta:generator>LibreOffice/24.2.7.2$Linux_X86_64 LibreOffice_project/420$Build-2</meta:generator>
    <meta:keyword>ODT template table</meta:keyword>
    <meta:keyword>RichTable styled cells document generation formatting</meta:keyword>
    <dc:coverage>This sample demonstrates how to dynamically generate and style tables with different background colors, text formatting, and layout options using the ODT Template Engine for PHP. It shows multiple rows with project details and highlights important information.</dc:coverage>
    <dc:publisher>Walter Dietz</dc:publisher>
    <dc:source>https://github.com/WaltDietzney/odt-template-engine</dc:source>
    <dc:subject>Demonstration of styled tables with RichTable and RichTableCell elements</dc:subject>
    <dc:title>Sample 11 - Advanced Styled Table Generation</dc:title>
    <meta:document-statistic meta:table-count="0" meta:image-count="0" meta:object-count="0" meta:page-count="1" meta:paragraph-count="1" meta:word-count="1" meta:character-count="14" meta:non-whitespace-character-count="14"/>
  </office:meta>
</office:document-meta>
</file>